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: 56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9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9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5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5111" calcext:value-type="float">
            <text:p>98.5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6802" calcext:value-type="float">
            <text:p>97.6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4448" calcext:value-type="float">
            <text:p>97.4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5759" calcext:value-type="float">
            <text:p>96.5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79.7309" calcext:value-type="float">
            <text:p>79.7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79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3077" calcext:value-type="float">
            <text:p>79.3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967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3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6717" calcext:value-type="float">
            <text:p>82.6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8394" calcext:value-type="float">
            <text:p>84.8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5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3976" calcext:value-type="float">
            <text:p>93.3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5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1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1247" calcext:value-type="float">
            <text:p>79.1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5.9471" calcext:value-type="float">
            <text:p>95.9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3.9849" calcext:value-type="float">
            <text:p>73.9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5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4994" calcext:value-type="float">
            <text:p>97.4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87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96552" calcext:value-type="float">
            <text:p>0.8965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7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0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6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9595" calcext:value-type="float">
            <text:p>83.9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DECENTRALISED</text:p>
          </table:table-cell>
          <table:table-cell office:value-type="float" office:value="80.6631" calcext:value-type="float">
            <text:p>80.6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68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6.8498" calcext:value-type="float">
            <text:p>96.8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6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511" calcext:value-type="float">
            <text:p>97.5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5.879" calcext:value-type="float">
            <text:p>95.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5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0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1951" calcext:value-type="float">
            <text:p>83.1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8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9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6497" calcext:value-type="float">
            <text:p>81.6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3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6218" calcext:value-type="float">
            <text:p>77.6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2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7.7542" calcext:value-type="float">
            <text:p>77.7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8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5.9436" calcext:value-type="float">
            <text:p>95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1502" calcext:value-type="float">
            <text:p>79.1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5837" calcext:value-type="float">
            <text:p>93.5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78" calcext:value-type="float">
            <text:p>99.7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0.8382" calcext:value-type="float">
            <text:p>70.8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8.0314" calcext:value-type="float">
            <text:p>98.0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6.3429" calcext:value-type="float">
            <text:p>76.3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1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Time: 8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0.5537" calcext:value-type="float">
            <text:p>90.5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1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0482" calcext:value-type="float">
            <text:p>93.0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6.4726" calcext:value-type="float">
            <text:p>66.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3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9.2364" calcext:value-type="float">
            <text:p>69.2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46" calcext:value-type="float">
            <text:p>98.8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3.5655" calcext:value-type="float">
            <text:p>73.5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6065" calcext:value-type="float">
            <text:p>85.6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2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1.0081" calcext:value-type="float">
            <text:p>91.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2658" calcext:value-type="float">
            <text:p>96.2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1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7.3059" calcext:value-type="float">
            <text:p>97.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7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9709" calcext:value-type="float">
            <text:p>85.9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3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4113" calcext:value-type="float">
            <text:p>89.4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3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8917" calcext:value-type="float">
            <text:p>93.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9.1628" calcext:value-type="float">
            <text:p>69.1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2.7992" calcext:value-type="float">
            <text:p>72.7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5687" calcext:value-type="float">
            <text:p>93.5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8.4495" calcext:value-type="float">
            <text:p>88.4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8541" calcext:value-type="float">
            <text:p>94.8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8.5831" calcext:value-type="float">
            <text:p>88.5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8976" calcext:value-type="float">
            <text:p>91.8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2258" calcext:value-type="float">
            <text:p>94.2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5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2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8399" calcext:value-type="float">
            <text:p>96.8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6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7.8104" calcext:value-type="float">
            <text:p>77.8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14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6813" calcext:value-type="float">
            <text:p>85.6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8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4565" calcext:value-type="float">
            <text:p>86.4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3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7.3554" calcext:value-type="float">
            <text:p>77.3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1267" calcext:value-type="float">
            <text:p>85.1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 To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%Memory</text:p>
          </table:table-cell>
          <table:table-cell office:value-type="float" office:value="0.844444" calcext:value-type="float">
            <text:p>0.84444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0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8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7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9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1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5.2031" calcext:value-type="float">
            <text:p>75.2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4.3968" calcext:value-type="float">
            <text:p>74.3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0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6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3.2351" calcext:value-type="float">
            <text:p>93.2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2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58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1.5909" calcext:value-type="float">
            <text:p>81.5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1829" calcext:value-type="float">
            <text:p>84.1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1872" calcext:value-type="float">
            <text:p>87.1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1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2217" calcext:value-type="float">
            <text:p>94.2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93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9576" calcext:value-type="float">
            <text:p>96.9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4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177" calcext:value-type="float">
            <text:p>83.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0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164" calcext:value-type="float">
            <text:p>91.3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5.6365" calcext:value-type="float">
            <text:p>85.63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1978" calcext:value-type="float">
            <text:p>76.1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2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5.4194" calcext:value-type="float">
            <text:p>85.4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8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5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4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3.7064" calcext:value-type="float">
            <text:p>83.7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4878" calcext:value-type="float">
            <text:p>99.4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6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3179" calcext:value-type="float">
            <text:p>98.3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61111" calcext:value-type="float">
            <text:p>0.86111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8912" calcext:value-type="float">
            <text:p>79.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3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0.7792" calcext:value-type="float">
            <text:p>90.7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90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7717" calcext:value-type="float">
            <text:p>78.7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7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5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1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DECENTRALISED</text:p>
          </table:table-cell>
          <table:table-cell office:value-type="float" office:value="98.8047" calcext:value-type="float">
            <text:p>98.8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6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7.8335" calcext:value-type="float">
            <text:p>97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36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2211" calcext:value-type="float">
            <text:p>84.2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0078" calcext:value-type="float">
            <text:p>91.00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7.6575" calcext:value-type="float">
            <text:p>77.6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5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2723" calcext:value-type="float">
            <text:p>91.2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3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448" calcext:value-type="float">
            <text:p>93.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0863" calcext:value-type="float">
            <text:p>89.0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8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3832" calcext:value-type="float">
            <text:p>80.3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4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1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3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7134" calcext:value-type="float">
            <text:p>77.7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4467" calcext:value-type="float">
            <text:p>69.4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68.196" calcext:value-type="float">
            <text:p>68.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1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4.0754" calcext:value-type="float">
            <text:p>84.07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3256" calcext:value-type="float">
            <text:p>88.3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6.9344" calcext:value-type="float">
            <text:p>86.9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5515" calcext:value-type="float">
            <text:p>86.5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1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1392" calcext:value-type="float">
            <text:p>89.1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6964" calcext:value-type="float">
            <text:p>82.6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%Memory</text:p>
          </table:table-cell>
          <table:table-cell office:value-type="float" office:value="0.921053" calcext:value-type="float">
            <text:p>0.92105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0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2145" calcext:value-type="float">
            <text:p>92.2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7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4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0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2414" calcext:value-type="float">
            <text:p>95.2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6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float" office:value="70.9884" calcext:value-type="float">
            <text:p>70.9884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ELLIG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8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9958" calcext:value-type="float">
            <text:p>94.9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7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8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17" calcext:value-type="float">
            <text:p>95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2151" calcext:value-type="float">
            <text:p>74.2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5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1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0.5088" calcext:value-type="float">
            <text:p>70.5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5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4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6035" calcext:value-type="float">
            <text:p>90.6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796" calcext:value-type="float">
            <text:p>91.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8995" calcext:value-type="float">
            <text:p>91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1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2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1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1.6497" calcext:value-type="float">
            <text:p>81.6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0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87" calcext:value-type="float">
            <text:p>98.0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42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0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1.5551" calcext:value-type="float">
            <text:p>81.5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1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2341" calcext:value-type="float">
            <text:p>79.2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727273" calcext:value-type="float">
            <text:p>0.727273</text:p>
          </table:table-cell>
          <table:table-cell office:value-type="string" calcext:value-type="string">
            <text:p><text:s/>%Failure</text:p>
          </table:table-cell>
          <table:table-cell office:value-type="float" office:value="0.0769231" calcext:value-type="float">
            <text:p>0.0769231</text:p>
          </table:table-cell>
        </table:table-row>
        <table:table-row table:style-name="ro1">
          <table:table-cell office:value-type="string" calcext:value-type="string">
            <text:p>Time: 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DECENTRALISED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0421" calcext:value-type="float">
            <text:p>78.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2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7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95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2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1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2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1891" calcext:value-type="float">
            <text:p>90.1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9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5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0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7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8942" calcext:value-type="float">
            <text:p>96.8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7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96.7993" calcext:value-type="float">
            <text:p>96.7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58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1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8.3421" calcext:value-type="float">
            <text:p>98.3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7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3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4206" calcext:value-type="float">
            <text:p>95.4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5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0.9553" calcext:value-type="float">
            <text:p>90.9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128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5551" calcext:value-type="float">
            <text:p>81.5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5162" calcext:value-type="float">
            <text:p>96.5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5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1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9411" calcext:value-type="float">
            <text:p>82.9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6.2647" calcext:value-type="float">
            <text:p>86.2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7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9.1169" calcext:value-type="float">
            <text:p>69.1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6235" calcext:value-type="float">
            <text:p>95.6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.0909091" calcext:value-type="float">
            <text:p>0.0909091</text:p>
          </table:table-cell>
        </table:table-row>
        <table:table-row table:style-name="ro1">
          <table:table-cell office:value-type="string" calcext:value-type="string">
            <text:p>Time: 8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8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5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1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2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8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0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4.6008" calcext:value-type="float">
            <text:p>74.6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6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4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3561" calcext:value-type="float">
            <text:p>86.3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6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0777" calcext:value-type="float">
            <text:p>81.0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391" calcext:value-type="float">
            <text:p>92.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4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32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8.6597" calcext:value-type="float">
            <text:p>68.6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8.9011" calcext:value-type="float">
            <text:p>98.9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64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9662" calcext:value-type="float">
            <text:p>89.9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4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5.4306" calcext:value-type="float">
            <text:p>85.4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3345" calcext:value-type="float">
            <text:p>84.3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28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68.7773" calcext:value-type="float">
            <text:p>68.7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0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6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3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0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8664" calcext:value-type="float">
            <text:p>83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6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0.6192" calcext:value-type="float">
            <text:p>90.6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3.262" calcext:value-type="float">
            <text:p>93.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5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3.9661" calcext:value-type="float">
            <text:p>93.9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2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79" calcext:value-type="float">
            <text:p>99.1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45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6.6329" calcext:value-type="float">
            <text:p>86.6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6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9718" calcext:value-type="float">
            <text:p>94.97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2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3.666" calcext:value-type="float">
            <text:p>83.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0294" calcext:value-type="float">
            <text:p>89.0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3.1727" calcext:value-type="float">
            <text:p>83.1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0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5.0117" calcext:value-type="float">
            <text:p>85.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7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2.4169" calcext:value-type="float">
            <text:p>72.4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5.4257" calcext:value-type="float">
            <text:p>95.4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9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6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3985" calcext:value-type="float">
            <text:p>98.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81" calcext:value-type="float">
            <text:p>99.4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925926" calcext:value-type="float">
            <text:p>0.92592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37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3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9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0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22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29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73.822" calcext:value-type="float">
            <text:p>73.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1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47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8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4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6" office:value-type="float" office:value="94.2018" calcext:value-type="float">
            <text:p>94.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80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7.413" calcext:value-type="float">
            <text:p>97.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6" office:value-type="float" office:value="79.8465" calcext:value-type="float">
            <text:p>79.8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94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2.5466" calcext:value-type="float">
            <text:p>92.5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1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3.6601" calcext:value-type="float">
            <text:p>73.6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94.6841" calcext:value-type="float">
            <text:p>94.68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4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2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6305" calcext:value-type="float">
            <text:p>83.6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2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2.143" calcext:value-type="float">
            <text:p>92.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91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436" calcext:value-type="float">
            <text:p>98.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3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8725" calcext:value-type="float">
            <text:p>95.8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54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9.5998" calcext:value-type="float">
            <text:p>89.5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7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196" calcext:value-type="float">
            <text:p>92.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4627" calcext:value-type="float">
            <text:p>82.4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4228" calcext:value-type="float">
            <text:p>91.4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0914" calcext:value-type="float">
            <text:p>81.0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64865" calcext:value-type="float">
            <text:p>0.8648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7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9.7146" calcext:value-type="float">
            <text:p>69.7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4873" calcext:value-type="float">
            <text:p>93.4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79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4103" calcext:value-type="float">
            <text:p>88.4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40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9.8398" calcext:value-type="float">
            <text:p>89.8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0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5.5098" calcext:value-type="float">
            <text:p>95.5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6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7582" calcext:value-type="float">
            <text:p>93.7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2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89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1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7.3688" calcext:value-type="float">
            <text:p>97.3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8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8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9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6.5144" calcext:value-type="float">
            <text:p>76.5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3409" calcext:value-type="float">
            <text:p>93.3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6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724" calcext:value-type="float">
            <text:p>84.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0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0155" calcext:value-type="float">
            <text:p>82.0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0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6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6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5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3972" calcext:value-type="float">
            <text:p>87.3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1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4.4317" calcext:value-type="float">
            <text:p>94.4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689" calcext:value-type="float">
            <text:p>98.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8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4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2408" calcext:value-type="float">
            <text:p>70.2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351" calcext:value-type="float">
            <text:p>88.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1855" calcext:value-type="float">
            <text:p>95.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63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1.5219" calcext:value-type="float">
            <text:p>91.5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2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3013" calcext:value-type="float">
            <text:p>82.3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8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71429" calcext:value-type="float">
            <text:p>0.77142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3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5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1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8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7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8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0309" calcext:value-type="float">
            <text:p>80.0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7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69.3927" calcext:value-type="float">
            <text:p>69.3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5188" calcext:value-type="float">
            <text:p>90.5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8876" calcext:value-type="float">
            <text:p>82.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9.9198" calcext:value-type="float">
            <text:p>79.9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6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9811" calcext:value-type="float">
            <text:p>83.9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47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6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3.6994" calcext:value-type="float">
            <text:p>93.6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0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9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7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6.9758" calcext:value-type="float">
            <text:p>96.9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34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2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4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5.2506" calcext:value-type="float">
            <text:p>75.2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0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7.3812" calcext:value-type="float">
            <text:p>87.3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66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0103" calcext:value-type="float">
            <text:p>81.0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5065" calcext:value-type="float">
            <text:p>98.5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3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5.27" calcext:value-type="float">
            <text:p>95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75.6782" calcext:value-type="float">
            <text:p>75.6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06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12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9287" calcext:value-type="float">
            <text:p>89.9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7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9773" calcext:value-type="float">
            <text:p>96.97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9" calcext:value-type="float">
            <text:p>99.8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9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3012" calcext:value-type="float">
            <text:p>91.3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9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7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5.2183" calcext:value-type="float">
            <text:p>85.2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5227" calcext:value-type="float">
            <text:p>83.5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1855" calcext:value-type="float">
            <text:p>75.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4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5996" calcext:value-type="float">
            <text:p>97.5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4886" calcext:value-type="float">
            <text:p>83.4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5.3316" calcext:value-type="float">
            <text:p>75.3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4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3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9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48485" calcext:value-type="float">
            <text:p>0.8484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2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2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7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4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2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1777" calcext:value-type="float">
            <text:p>98.17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6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2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1.8512" calcext:value-type="float">
            <text:p>71.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1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5922" calcext:value-type="float">
            <text:p>85.5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7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4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1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4013" calcext:value-type="float">
            <text:p>98.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97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9299" calcext:value-type="float">
            <text:p>96.9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6.1023" calcext:value-type="float">
            <text:p>76.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5968" calcext:value-type="float">
            <text:p>96.5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18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9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805" calcext:value-type="float">
            <text:p>83.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5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0.4278" calcext:value-type="float">
            <text:p>70.4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1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2858" calcext:value-type="float">
            <text:p>89.2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1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6684" calcext:value-type="float">
            <text:p>98.6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7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0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3708" calcext:value-type="float">
            <text:p>91.3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6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4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8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5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2.4008" calcext:value-type="float">
            <text:p>92.4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1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4888" calcext:value-type="float">
            <text:p>83.4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0.462" calcext:value-type="float">
            <text:p>90.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5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5.0975" calcext:value-type="float">
            <text:p>95.0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1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7.5824" calcext:value-type="float">
            <text:p>97.58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91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1.594" calcext:value-type="float">
            <text:p>91.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507" calcext:value-type="float">
            <text:p>98.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64865" calcext:value-type="float">
            <text:p>0.8648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9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04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10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70.9468" calcext:value-type="float">
            <text:p>70.9468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51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9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0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0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9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1.6876" calcext:value-type="float">
            <text:p>81.6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29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3.634" calcext:value-type="float">
            <text:p>73.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28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0.7237" calcext:value-type="float">
            <text:p>80.7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4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5.4908" calcext:value-type="float">
            <text:p>95.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1997" calcext:value-type="float">
            <text:p>90.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90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1506" calcext:value-type="float">
            <text:p>94.1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9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0005" calcext:value-type="float">
            <text:p>99.0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1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7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2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1963" calcext:value-type="float">
            <text:p>96.1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37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49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56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4673" calcext:value-type="float">
            <text:p>82.4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18182" calcext:value-type="float">
            <text:p>0.818182</text:p>
          </table:table-cell>
          <table:table-cell office:value-type="string" calcext:value-type="string">
            <text:p><text:s/>%Failure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office:value-type="string" calcext:value-type="string">
            <text:p>Time: 11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2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1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9.4943" calcext:value-type="float">
            <text:p>79.4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5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2512" calcext:value-type="float">
            <text:p>85.2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4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183" calcext:value-type="float">
            <text:p>97.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9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397" calcext:value-type="float">
            <text:p>75.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4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40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2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6.8633" calcext:value-type="float">
            <text:p>96.8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5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9.3716" calcext:value-type="float">
            <text:p>89.3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1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8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7.9708" calcext:value-type="float">
            <text:p>87.9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9668" calcext:value-type="float">
            <text:p>94.9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0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6357" calcext:value-type="float">
            <text:p>88.6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9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2.2219" calcext:value-type="float">
            <text:p>82.2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3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2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5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5205" calcext:value-type="float">
            <text:p>87.5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8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4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77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5386" calcext:value-type="float">
            <text:p>76.5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7852" calcext:value-type="float">
            <text:p>86.7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4077" calcext:value-type="float">
            <text:p>98.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8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3086" calcext:value-type="float">
            <text:p>92.3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5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7865" calcext:value-type="float">
            <text:p>97.7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2386" calcext:value-type="float">
            <text:p>79.2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9487" calcext:value-type="float">
            <text:p>91.9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5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3548" calcext:value-type="float">
            <text:p>91.3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1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84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0.0488" calcext:value-type="float">
            <text:p>90.0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88889" calcext:value-type="float">
            <text:p>0.88888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4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7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3.8664" calcext:value-type="float">
            <text:p>83.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3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95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9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5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1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0022" calcext:value-type="float">
            <text:p>98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4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0618" calcext:value-type="float">
            <text:p>76.0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9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4736" calcext:value-type="float">
            <text:p>98.4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17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0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672" calcext:value-type="float">
            <text:p>98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7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143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1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1.4446" calcext:value-type="float">
            <text:p>71.4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4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1.7239" calcext:value-type="float">
            <text:p>91.7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5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6423" calcext:value-type="float">
            <text:p>96.6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1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7727" calcext:value-type="float">
            <text:p>97.77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3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0355" calcext:value-type="float">
            <text:p>92.0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41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54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973" calcext:value-type="float">
            <text:p>88.09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6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5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34" calcext:value-type="float">
            <text:p>98.8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5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2046" calcext:value-type="float">
            <text:p>97.2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8.9433" calcext:value-type="float">
            <text:p>88.9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8792" calcext:value-type="float">
            <text:p>98.8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3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8442" calcext:value-type="float">
            <text:p>95.8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7.8345" calcext:value-type="float">
            <text:p>97.8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2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4.7859" calcext:value-type="float">
            <text:p>74.7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7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4375" calcext:value-type="float">
            <text:p>0.84375</text:p>
          </table:table-cell>
          <table:table-cell office:value-type="string" calcext:value-type="string">
            <text:p><text:s/>%Failure</text:p>
          </table:table-cell>
          <table:table-cell office:value-type="float" office:value="0.0357143" calcext:value-type="float">
            <text:p>0.0357143</text:p>
          </table:table-cell>
        </table:table-row>
        <table:table-row table:style-name="ro1">
          <table:table-cell office:value-type="string" calcext:value-type="string">
            <text:p>Time: 14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401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1585" calcext:value-type="float">
            <text:p>76.1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8511" calcext:value-type="float">
            <text:p>85.8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5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02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7.8467" calcext:value-type="float">
            <text:p>67.8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1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38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6.2003" calcext:value-type="float">
            <text:p>66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76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4991" calcext:value-type="float">
            <text:p>89.4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6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13" calcext:value-type="float">
            <text:p>68.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3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2396" calcext:value-type="float">
            <text:p>91.2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9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0.3385" calcext:value-type="float">
            <text:p>70.3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8043" calcext:value-type="float">
            <text:p>93.8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2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5.8668" calcext:value-type="float">
            <text:p>75.8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8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6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5012" calcext:value-type="float">
            <text:p>99.5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5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0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3.3342" calcext:value-type="float">
            <text:p>83.3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7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1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4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5819" calcext:value-type="float">
            <text:p>90.5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0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99.1449" calcext:value-type="float">
            <text:p>99.1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363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1883" calcext:value-type="float">
            <text:p>96.1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931034" calcext:value-type="float">
            <text:p>0.93103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162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8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5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81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7.5458" calcext:value-type="float">
            <text:p>67.5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7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94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0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11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4715" calcext:value-type="float">
            <text:p>98.4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7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4158" calcext:value-type="float">
            <text:p>89.4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3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08" calcext:value-type="float">
            <text:p>94.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2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5.4104" calcext:value-type="float">
            <text:p>75.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8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4881" calcext:value-type="float">
            <text:p>74.4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4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0745" calcext:value-type="float">
            <text:p>94.07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4774" calcext:value-type="float">
            <text:p>81.4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660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88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6.8345" calcext:value-type="float">
            <text:p>96.8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1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07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2967" calcext:value-type="float">
            <text:p>86.2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7417" calcext:value-type="float">
            <text:p>76.7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9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2.7267" calcext:value-type="float">
            <text:p>82.7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7.0125" calcext:value-type="float">
            <text:p>77.0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09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2915" calcext:value-type="float">
            <text:p>91.2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1614" calcext:value-type="float">
            <text:p>91.1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2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6041" calcext:value-type="float">
            <text:p>92.6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952381" calcext:value-type="float">
            <text:p>0.95238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206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53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61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6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2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7672" calcext:value-type="float">
            <text:p>68.7672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9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8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3638" calcext:value-type="float">
            <text:p>94.3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1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6.6591" calcext:value-type="float">
            <text:p>76.6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0446" calcext:value-type="float">
            <text:p>96.0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59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2.4861" calcext:value-type="float">
            <text:p>72.4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8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7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1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77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6.2741" calcext:value-type="float">
            <text:p>96.2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0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96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7635" calcext:value-type="float">
            <text:p>85.7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2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Time: 62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05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78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86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93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9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0345" calcext:value-type="float">
            <text:p>97.0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7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49" calcext:value-type="float">
            <text:p>98.9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3.3849" calcext:value-type="float">
            <text:p>93.3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: 12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701" calcext:value-type="float">
            <text:p>99.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4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150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56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87.7553" calcext:value-type="float">
            <text:p>87.7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62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170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222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8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4.6862" calcext:value-type="float">
            <text:p>74.6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325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9226" calcext:value-type="float">
            <text:p>85.9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93" meta:object-count="0"/>
    <meta:generator>LibreOffice/4.2.8.2$Linux_X86_64 LibreOffice_project/420m0$Build-2</meta:generator>
  </office:meta>
</office:document-meta>
</file>